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arasa Gothic SC" svg:font-family="'Sarasa Gothic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9.34cm" fo:min-width="22.505cm"/>
      <style:paragraph-properties style:writing-mode="lr-tb"/>
    </style:style>
    <style:style style:name="gr2" style:family="graphic" style:parent-style-name="standard">
      <style:graphic-properties draw:fill-color="#ff8000" draw:textarea-horizontal-align="justify" draw:textarea-vertical-align="middle" draw:auto-grow-height="false" fo:min-height="5.927cm" fo:min-width="6.525cm"/>
      <style:paragraph-properties style:writing-mode="lr-tb"/>
    </style:style>
    <style:style style:name="gr3" style:family="graphic" style:parent-style-name="standard">
      <style:graphic-properties draw:fill="solid" draw:fill-color="#81d41a" draw:textarea-horizontal-align="justify" draw:textarea-vertical-align="middle" draw:auto-grow-height="false" fo:min-height="3.495cm" fo:min-width="4.469cm"/>
      <style:paragraph-properties style:writing-mode="lr-tb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9.985cm" fo:min-width="3.495cm"/>
      <style:paragraph-properties style:writing-mode="lr-tb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6.633cm" fo:min-width="2.945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  <style:paragraph-properties style:writing-mode="lr-tb"/>
    </style:style>
    <style:style style:name="gr7" style:family="graphic" style:parent-style-name="standard">
      <style:graphic-properties draw:textarea-vertical-align="middle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style:style style:name="P3" style:family="paragraph">
      <loext:graphic-properties draw:fill="solid" draw:fill-color="#81d41a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005cm" svg:height="19.59cm" svg:x="3.341cm" svg:y="1cm">
          <text:p text:style-name="P1">Decode Module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7.025cm" svg:height="6.177cm" svg:x="10.505cm" svg:y="1.529cm">
          <text:p text:style-name="P1">Control Unit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7.027cm" svg:height="5.295cm" svg:x="3.341cm" svg:y="10.53cm">
          <text:p text:style-name="P1">State Regis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995cm" svg:height="10.235cm" svg:x="18.769cm" svg:y="5.413cm">
          <text:p text:style-name="P1">Register 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" draw:id="id3" draw:layer="layout" svg:width="3.445cm" svg:height="6.883cm" svg:x="12.157cm" svg:y="12.295cm">
          <text:p text:style-name="P1">Register</text:p>
          <text:p text:style-name="P1">Dispatcher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392cm" svg:y1="1.882cm" svg:x2="27.035cm" svg:y2="1.882cm">
          <text:p text:style-name="P1">ALU Control</text:p>
        </draw:line>
        <draw:line draw:style-name="gr6" draw:text-style-name="P6" draw:layer="layout" svg:x1="17.392cm" svg:y1="2.588cm" svg:x2="27.035cm" svg:y2="2.588cm">
          <text:p text:style-name="P1">Memory Op</text:p>
        </draw:line>
        <draw:line draw:style-name="gr6" draw:text-style-name="P6" draw:layer="layout" svg:x1="17.392cm" svg:y1="3.294cm" svg:x2="27.035cm" svg:y2="3.294cm">
          <text:p text:style-name="P1">Write Op</text:p>
        </draw:line>
        <draw:line draw:style-name="gr6" draw:text-style-name="P6" draw:layer="layout" svg:x1="17.392cm" svg:y1="4.177cm" svg:x2="27.035cm" svg:y2="4.177cm">
          <text:p text:style-name="P1">Branch Op</text:p>
        </draw:line>
        <draw:line draw:style-name="gr6" draw:text-style-name="P6" draw:layer="layout" svg:x1="1cm" svg:y1="8.942cm" svg:x2="18.77cm" svg:y2="8.942cm">
          <text:p text:style-name="P1">Write Back Information</text:p>
        </draw:line>
        <draw:line draw:style-name="gr6" draw:text-style-name="P6" draw:layer="layout" svg:x1="1.689cm" svg:y1="14.413cm" svg:x2="5.408cm" svg:y2="14.413cm">
          <text:p text:style-name="P1">Instruction</text:p>
        </draw:line>
        <draw:line draw:style-name="gr6" draw:text-style-name="P6" draw:layer="layout" svg:x1="1.69cm" svg:y1="11.472cm" svg:x2="5.409cm" svg:y2="11.472cm">
          <text:p text:style-name="P1">Stall</text:p>
        </draw:line>
        <draw:connector draw:style-name="gr7" draw:text-style-name="P1" draw:layer="layout" svg:x1="6.855cm" svg:y1="10.53cm" svg:x2="10.505cm" svg:y2="4.617cm" draw:start-shape="id1" draw:start-glue-point="4" draw:end-shape="id2" draw:end-glue-point="3" svg:d="M6855 10530v-5913h3650" svg:viewBox="0 0 3651 5914">
          <text:p text:style-name="P1">Prev Instruction</text:p>
        </draw:connector>
        <draw:connector draw:style-name="gr8" draw:text-style-name="P1" draw:layer="layout" svg:x1="6.855cm" svg:y1="10.53cm" svg:x2="12.157cm" svg:y2="15.736cm" draw:start-shape="id1" draw:start-glue-point="4" draw:end-shape="id3" draw:end-glue-point="3" svg:d="M6855 10530v-502h4407v5708h895" svg:viewBox="0 0 5303 5709">
          <text:p/>
        </draw:connector>
        <draw:line draw:style-name="gr6" draw:text-style-name="P6" draw:layer="layout" svg:x1="15.188cm" svg:y1="16.884cm" svg:x2="26.897cm" svg:y2="16.884cm">
          <text:p text:style-name="P1">RS</text:p>
        </draw:line>
        <draw:line draw:style-name="gr6" draw:text-style-name="P6" draw:layer="layout" svg:x1="15.051cm" svg:y1="18.296cm" svg:x2="26.898cm" svg:y2="18.296cm">
          <text:p text:style-name="P1">RT</text:p>
        </draw:line>
        <draw:line draw:style-name="gr9" draw:text-style-name="P6" draw:layer="layout" svg:x1="19.045cm" svg:y1="16.884cm" svg:x2="19.045cm" svg:y2="15.472cm">
          <text:p/>
        </draw:line>
        <draw:line draw:style-name="gr9" draw:text-style-name="P6" draw:layer="layout" svg:x1="20.836cm" svg:y1="18.295cm" svg:x2="20.836cm" svg:y2="15.648cm">
          <text:p/>
        </draw:line>
        <draw:line draw:style-name="gr6" draw:text-style-name="P6" draw:layer="layout" svg:x1="22.214cm" svg:y1="12.295cm" svg:x2="26.76cm" svg:y2="12.295cm">
          <text:p text:style-name="P1">RS Value</text:p>
        </draw:line>
        <draw:line draw:style-name="gr6" draw:text-style-name="P6" draw:layer="layout" svg:x1="22.351cm" svg:y1="14.589cm" svg:x2="26.897cm" svg:y2="14.589cm">
          <text:p text:style-name="P1">RT Value</text:p>
        </draw:line>
        <draw:line draw:style-name="gr6" draw:text-style-name="P6" draw:layer="layout" svg:x1="17.392cm" svg:y1="5.236cm" svg:x2="27.035cm" svg:y2="5.236cm">
          <text:p text:style-name="P1">Immdediate Value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arasa Gothic SC" svg:font-family="'Sarasa Gothic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Sarasa Gothic SC" style:font-family-asian="'Sarasa Gothic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8T22:18:23.875833135</meta:creation-date>
    <dc:date>2020-04-28T22:30:44.979910974</dc:date>
    <meta:editing-duration>PT16S</meta:editing-duration>
    <meta:editing-cycles>1</meta:editing-cycles>
    <meta:document-statistic meta:object-count="21"/>
    <meta:generator>LibreOffice/6.4.3.2$Linux_X86_64 LibreOffice_project/40$Build-2</meta:generator>
  </office:meta>
</office:document-meta>
</file>